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0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17.935cm" svg:x="1.4cm" svg:y="0.837cm" presentation:class="subtitle" presentation:placeholder="true" presentation:user-transformed="true">
          <draw:text-box/>
        </draw:frame>
        <draw:frame presentation:style-name="pr2" draw:layer="layout" svg:width="25.199cm" svg:height="3.506cm" svg:x="1.4cm" svg:y="0.837cm" presentation:class="title">
          <draw:text-box>
            <text:p>MHC-P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arget us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urses, doctors, health visitors</text:p>
                <text:list>
                  <text:list-item>
                    <text:p/>
                  </text:list-item>
                </text:list>
              </text:list-item>
              <text:list-item>
                <text:p>Receptionists</text:p>
                <text:list>
                  <text:list-item>
                    <text:p>Arrange appointments</text:p>
                  </text:list-item>
                </text:list>
              </text:list-item>
              <text:list-item>
                <text:p>Managment</text:p>
                <text:list>
                  <text:list-item>
                    <text:p>Reports, no direct access to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Key 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lendar for patients, doctors</text:p>
              </text:list-item>
              <text:list-item>
                <text:p>Patient informations</text:p>
              </text:list-item>
              <text:list-item>
                <text:p>Report gene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o Anderegg</meta:initial-creator>
    <meta:creation-date>2013-02-26T19:26:36</meta:creation-date>
    <dc:date>2013-02-26T19:38:15</dc:date>
    <dc:creator>Fabio Anderegg</dc:creator>
    <meta:editing-duration>PT11M39S</meta:editing-duration>
    <meta:editing-cycles>1</meta:editing-cycles>
    <meta:document-statistic meta:object-count="33"/>
    <meta:generator>LibreOffice/3.4$Unix LibreOffice_project/340m1$Build-402</meta:generator>
  </office:meta>
</office:document-meta>
</file>